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paragraph-rsid="00065f75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65f75" officeooo:paragraph-rsid="00065f75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6a1cb" officeooo:paragraph-rsid="0006a1cb" style:font-weight-asian="bold" style:font-weight-complex="bold"/>
    </style:style>
    <style:style style:name="P4" style:family="paragraph" style:parent-style-name="Standard">
      <style:text-properties officeooo:paragraph-rsid="00065f75"/>
    </style:style>
    <style:style style:name="P5" style:family="paragraph" style:parent-style-name="Standard">
      <style:text-properties officeooo:rsid="00065f75" officeooo:paragraph-rsid="00065f75"/>
    </style:style>
    <style:style style:name="P6" style:family="paragraph" style:parent-style-name="Standard">
      <style:text-properties officeooo:rsid="0006a1cb" officeooo:paragraph-rsid="0006a1cb"/>
    </style:style>
    <style:style style:name="P7" style:family="paragraph" style:parent-style-name="Title">
      <style:text-properties style:font-name="Ubuntu" officeooo:rsid="0005ebe7" officeooo:paragraph-rsid="0005ebe7"/>
    </style:style>
    <style:style style:name="P8" style:family="paragraph" style:parent-style-name="Standard">
      <style:text-properties officeooo:rsid="0006a1cb" officeooo:paragraph-rsid="0006a1cb"/>
    </style:style>
    <style:style style:name="P9" style:family="paragraph" style:parent-style-name="Text_20_body">
      <style:text-properties fo:font-size="20pt" fo:font-weight="normal" officeooo:rsid="0005ebe7" officeooo:paragraph-rsid="0005ebe7" style:font-size-asian="20pt" style:font-weight-asian="normal" style:font-size-complex="20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size="20pt" style:text-underline-style="solid" style:text-underline-width="auto" style:text-underline-color="font-color" fo:font-weight="normal" officeooo:rsid="0005ebe7" officeooo:paragraph-rsid="0005ebe7" style:font-size-asian="20pt" style:font-weight-asian="normal" style:font-size-complex="20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ize="15pt" fo:font-weight="normal" officeooo:rsid="0005ebe7" officeooo:paragraph-rsid="0005ebe7" style:font-size-asian="15pt" style:font-weight-asian="normal" style:font-size-complex="15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size="13pt" fo:font-weight="normal" officeooo:rsid="0005ebe7" officeooo:paragraph-rsid="0005ebe7" style:font-size-asian="13pt" style:font-weight-asian="normal" style:font-size-complex="13pt" style:font-weight-complex="normal"/>
    </style:style>
    <style:style style:name="P13" style:family="paragraph" style:parent-style-name="Title">
      <style:text-properties style:font-name="Ubuntu" fo:font-size="22pt" fo:font-weight="bold" officeooo:rsid="0005ebe7" officeooo:paragraph-rsid="0005ebe7" style:font-size-asian="22pt" style:font-weight-asian="bold" style:font-size-complex="22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Georgia" fo:font-size="22pt" fo:font-weight="normal" style:font-size-asian="22pt" style:font-weight-asian="normal" style:font-size-complex="2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3"/>
      <text:p text:style-name="P7"><text:span text:style-name="T2">Ilia State University</text:span><text:span text:style-name="T1"> - </text:span><text:span text:style-name="T3">ილიას სახელმწიფო უნივერსიტეტი</text:span></text:p>
      <text:p text:style-name="P9"/>
      <text:p text:style-name="P10">Object Oriented Programming Homework 1 Solutions</text:p>
      <text:p text:style-name="P11">Submission by Muhammad Bilal.</text:p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ask Number 1</text:p>
      <text:p text:style-name="P1"/>
      <text:p text:style-name="P4">#include &lt;iostream&gt;</text:p>
      <text:p text:style-name="P4">using namespace std;</text:p>
      <text:p text:style-name="P4"/>
      <text:p text:style-name="P4">struct phone //Creating a structure for phone number.</text:p>
      <text:p text:style-name="P4">{</text:p>
      <text:p text:style-name="P4"><text:s text:c="2"/>int areacode;</text:p>
      <text:p text:style-name="P4"><text:s text:c="2"/>int exchange;</text:p>
      <text:p text:style-name="P4"><text:s text:c="2"/>int number;</text:p>
      <text:p text:style-name="P4">};</text:p>
      <text:p text:style-name="P4"/>
      <text:p text:style-name="P4"><text:s text:c="2"/></text:p>
      <text:p text:style-name="P4">int main()</text:p>
      <text:p text:style-name="P4">{</text:p>
      <text:p text:style-name="P4"><text:s text:c="2"/>phone phone1 = {555,983,923};</text:p>
      <text:p text:style-name="P4"><text:s text:c="2"/>phone phone2;</text:p>
      <text:p text:style-name="P4"/>
      <text:p text:style-name="P4"><text:s text:c="2"/>cout &lt;&lt; "Enter your Area Code Please" &lt;&lt; endl;</text:p>
      <text:p text:style-name="P4"><text:s text:c="2"/>cin &gt;&gt; phone2.areacode;</text:p>
      <text:p text:style-name="P4"/>
      <text:p text:style-name="P4"><text:s text:c="2"/>cout &lt;&lt; "Enter your Exchange Code Please" &lt;&lt; endl;</text:p>
      <text:p text:style-name="P4"><text:s text:c="2"/>cin &gt;&gt; phone2.exchange;</text:p>
      <text:p text:style-name="P4"/>
      <text:p text:style-name="P4"><text:s text:c="2"/>cout &lt;&lt; "Enter your Phone Number Please" &lt;&lt; endl;</text:p>
      <text:p text:style-name="P4"><text:s text:c="2"/>cin &gt;&gt; phone2.number;</text:p>
      <text:p text:style-name="P4"/>
      <text:p text:style-name="P4"><text:s text:c="2"/>cout &lt;&lt; "My Phone Number is: (" &lt;&lt; phone1.areacode &lt;&lt; ")" &lt;&lt; phone1.exchange &lt;&lt; "-" &lt;&lt; phone1.number &lt;&lt; endl;</text:p>
      <text:p text:style-name="P4"/>
      <text:p text:style-name="P4"><text:s text:c="2"/>cout &lt;&lt; "Your Phone Number is: (" &lt;&lt; phone2.areacode &lt;&lt; ")" &lt;&lt; phone2.exchange &lt;&lt; "-" &lt;&lt; phone2.number &lt;&lt; endl;</text:p>
      <text:p text:style-name="P4"/>
      <text:p text:style-name="P4"><text:s text:c="2"/>return 0;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ask Number 2</text:p>
      <text:p text:style-name="P4"/>
      <text:p text:style-name="P4">#include &lt;iostream&gt;</text:p>
      <text:p text:style-name="P4">using namespace std;</text:p>
      <text:p text:style-name="P4"/>
      <text:p text:style-name="P4">struct coordinates</text:p>
      <text:p text:style-name="P4">{</text:p>
      <text:p text:style-name="P4">int xaxis;</text:p>
      <text:p text:style-name="P4">int yaxis;</text:p>
      <text:p text:style-name="P4">};</text:p>
      <text:p text:style-name="P4"/>
      <text:p text:style-name="P4">int main()</text:p>
      <text:p text:style-name="P4">{</text:p>
      <text:p text:style-name="P4">coordinates point1;</text:p>
      <text:p text:style-name="P4">coordinates point2;</text:p>
      <text:p text:style-name="P4">coordinates point3;</text:p>
      <text:p text:style-name="P4"/>
      <text:p text:style-name="P4">cout &lt;&lt; "Input X-axis for Point 1: ";</text:p>
      <text:p text:style-name="P4">cin &gt;&gt; point1.xaxis;</text:p>
      <text:p text:style-name="P4"/>
      <text:p text:style-name="P4">cout &lt;&lt; "Input Y-axis for Point 1: ";</text:p>
      <text:p text:style-name="P4">cin &gt;&gt; point1.yaxis;</text:p>
      <text:p text:style-name="P4"/>
      <text:p text:style-name="P4">cout &lt;&lt; "Input X-axis for Point 2: ";</text:p>
      <text:p text:style-name="P4">cin &gt;&gt; point2.xaxis;</text:p>
      <text:p text:style-name="P4"/>
      <text:p text:style-name="P4">cout &lt;&lt; "Input Y-axis for Point 2: ";</text:p>
      <text:p text:style-name="P4">cin &gt;&gt; point2.yaxis;</text:p>
      <text:p text:style-name="P4"/>
      <text:p text:style-name="P4">point3.xaxis = point1.xaxis + point2.xaxis;</text:p>
      <text:p text:style-name="P4">point3.yaxis = point1.yaxis + point2.yaxis;</text:p>
      <text:p text:style-name="P4"/>
      <text:p text:style-name="P4">cout &lt;&lt; "Coordinates of Point 3 are: " &lt;&lt; point3.xaxis &lt;&lt; " &amp; " &lt;&lt;point3.yaxis &lt;&lt; endl;</text:p>
      <text:p text:style-name="P4"/>
      <text:p text:style-name="P4">return 0;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ask Number 3</text:p>
      <text:p text:style-name="P5"/>
      <text:p text:style-name="P5">#include &lt;iostream&gt;</text:p>
      <text:p text:style-name="P5">using namespace std;</text:p>
      <text:p text:style-name="P5"/>
      <text:p text:style-name="P5">struct measurements</text:p>
      <text:p text:style-name="P5">{</text:p>
      <text:p text:style-name="P5">int feet;</text:p>
      <text:p text:style-name="P5">float inches;</text:p>
      <text:p text:style-name="P5">};</text:p>
      <text:p text:style-name="P5"/>
      <text:p text:style-name="P5">struct volume</text:p>
      <text:p text:style-name="P5">{</text:p>
      <text:p text:style-name="P5">measurements length;</text:p>
      <text:p text:style-name="P5">measurements width;</text:p>
      <text:p text:style-name="P5">measurements height;</text:p>
      <text:p text:style-name="P5">};</text:p>
      <text:p text:style-name="P5"/>
      <text:p text:style-name="P5">int main()</text:p>
      <text:p text:style-name="P5">{</text:p>
      <text:p text:style-name="P5">volume room;</text:p>
      <text:p text:style-name="P5"/>
      <text:p text:style-name="P5">room.length.feet = 15;</text:p>
      <text:p text:style-name="P5">room.length.inches = 7.0;</text:p>
      <text:p text:style-name="P5">room.width.feet = 9;</text:p>
      <text:p text:style-name="P5">room.width.inches = 2.0;</text:p>
      <text:p text:style-name="P5">room.height.feet = 8;</text:p>
      <text:p text:style-name="P5">room.height.inches - 0.0;</text:p>
      <text:p text:style-name="P5"/>
      <text:p text:style-name="P5">float l = room.length.feet + room.length.inches/12;</text:p>
      <text:p text:style-name="P5">float w = room.width.feet + room.width.inches/12;</text:p>
      <text:p text:style-name="P5">float h = room.height.feet + room.height.inches/12;</text:p>
      <text:p text:style-name="P5"/>
      <text:p text:style-name="P5">cout &lt;&lt; "The volume of the desired room is calculated to be: " &lt;&lt; l*w*h &lt;&lt; " cubic feet.";</text:p>
      <text:p text:style-name="P5"/>
      <text:p text:style-name="P5">return 0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</text:p>
      <text:p text:style-name="P2"/>
      <text:p text:style-name="P2"/>
      <text:p text:style-name="P2">Task Number 4</text:p>
      <text:p text:style-name="P5"/>
      <text:p text:style-name="P5">#include &lt;iostream&gt;</text:p>
      <text:p text:style-name="P5">using namespace std;</text:p>
      <text:p text:style-name="P5"/>
      <text:p text:style-name="P5">struct employee</text:p>
      <text:p text:style-name="P5">{</text:p>
      <text:p text:style-name="P5">int number;</text:p>
      <text:p text:style-name="P5">float compensation;</text:p>
      <text:p text:style-name="P5">};</text:p>
      <text:p text:style-name="P5"/>
      <text:p text:style-name="P5">int main()</text:p>
      <text:p text:style-name="P5">{</text:p>
      <text:p text:style-name="P5"/>
      <text:p text:style-name="P5">employee person1;</text:p>
      <text:p text:style-name="P5">employee person2;</text:p>
      <text:p text:style-name="P5">employee person3;</text:p>
      <text:p text:style-name="P5"/>
      <text:p text:style-name="P5">cout &lt;&lt; " Please Enter the Employee ID of Employee 1: ";</text:p>
      <text:p text:style-name="P5">cin &gt;&gt; person1.number;</text:p>
      <text:p text:style-name="P5"/>
      <text:p text:style-name="P5">cout &lt;&lt; "Please Enter the Compensation of Employee 1 : ";</text:p>
      <text:p text:style-name="P5">cin &gt;&gt; person1.compensation;</text:p>
      <text:p text:style-name="P5"/>
      <text:p text:style-name="P5">cout &lt;&lt; " Please Enter the Employee ID of Employee 2: ";</text:p>
      <text:p text:style-name="P5">cin &gt;&gt; person2.number;</text:p>
      <text:p text:style-name="P5"/>
      <text:p text:style-name="P5">cout &lt;&lt; "Please Enter the Compensation of Employee 2 : ";</text:p>
      <text:p text:style-name="P5">cin &gt;&gt; person2.compensation;</text:p>
      <text:p text:style-name="P5"/>
      <text:p text:style-name="P5">cout &lt;&lt; " Please Enter the Employee ID of Employee 3: ";</text:p>
      <text:p text:style-name="P5">cin &gt;&gt; person3.number;</text:p>
      <text:p text:style-name="P5"/>
      <text:p text:style-name="P5">cout &lt;&lt; "Please Enter the Compensation of Employee 3 : ";</text:p>
      <text:p text:style-name="P5">cin &gt;&gt; person3.compensation;</text:p>
      <text:p text:style-name="P5"/>
      <text:p text:style-name="P5">cout &lt;&lt; "The ID number of Employee 1 is " &lt;&lt; person1.number &lt;&lt; ". Their compensation is " &lt;&lt; person1.compensation &lt;&lt; " GEL." &lt;&lt; endl;</text:p>
      <text:p text:style-name="P5"/>
      <text:p text:style-name="P5">cout &lt;&lt; "The ID number of Employee 2 is " &lt;&lt; person2.number &lt;&lt; ". Their compensation is " &lt;&lt; person2.compensation &lt;&lt; " GEL." &lt;&lt; endl;</text:p>
      <text:p text:style-name="P5"/>
      <text:p text:style-name="P5">cout &lt;&lt; "The ID number of Employee 3 is " &lt;&lt; person3.number &lt;&lt; ". Their compensation is " &lt;&lt; person3.compensation &lt;&lt; " GEL." &lt;&lt; endl;</text:p>
      <text:p text:style-name="P5"/>
      <text:p text:style-name="P5">return 0;</text:p>
      <text:p text:style-name="P5">}</text:p>
      <text:p text:style-name="P5"/>
      <text:p text:style-name="P5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ask Number 5</text:p>
      <text:p text:style-name="P5"/>
      <text:p text:style-name="P5">#include &lt;iostream&gt;</text:p>
      <text:p text:style-name="P5">using namespace std;</text:p>
      <text:p text:style-name="P5"/>
      <text:p text:style-name="P5">struct date</text:p>
      <text:p text:style-name="P5">{</text:p>
      <text:p text:style-name="P5">int month;</text:p>
      <text:p text:style-name="P5">int date;</text:p>
      <text:p text:style-name="P5">int year;</text:p>
      <text:p text:style-name="P5">};</text:p>
      <text:p text:style-name="P5"/>
      <text:p text:style-name="P5">int main()</text:p>
      <text:p text:style-name="P5">{</text:p>
      <text:p text:style-name="P5"/>
      <text:p text:style-name="P5">date date1;</text:p>
      <text:p text:style-name="P5"/>
      <text:p text:style-name="P5">cout &lt;&lt; "Please Enter the Month in (MM): ";</text:p>
      <text:p text:style-name="P5">cin &gt;&gt; date1.month;</text:p>
      <text:p text:style-name="P5"/>
      <text:p text:style-name="P5">cout &lt;&lt; "Please Enter the Date in (DD): ";</text:p>
      <text:p text:style-name="P5">cin &gt;&gt; date1.date;</text:p>
      <text:p text:style-name="P5"/>
      <text:p text:style-name="P5">cout &lt;&lt; "Please Enter the Year in (YYYY) : ";</text:p>
      <text:p text:style-name="P5">cin &gt;&gt; date1.year;</text:p>
      <text:p text:style-name="P5"/>
      <text:p text:style-name="P5">cout &lt;&lt; "The Entered Date is " &lt;&lt; date1.month &lt;&lt; "/" &lt;&lt; date1.date &lt;&lt; "/" &lt;&lt; date1.year &lt;&lt; endl;</text:p>
      <text:p text:style-name="P5"/>
      <text:p text:style-name="P5">return 0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Task Number 6</text:p>
      <text:p text:style-name="P5"/>
      <text:p text:style-name="P5">#include &lt;iostream&gt;</text:p>
      <text:p text:style-name="P5">using namespace std;</text:p>
      <text:p text:style-name="P5"/>
      <text:p text:style-name="P5">struct times</text:p>
      <text:p text:style-name="P5">{</text:p>
      <text:p text:style-name="P5">int hours;</text:p>
      <text:p text:style-name="P5">int minutes;</text:p>
      <text:p text:style-name="P5">int seconds;</text:p>
      <text:p text:style-name="P5">};</text:p>
      <text:p text:style-name="P5"/>
      <text:p text:style-name="P5">int main()</text:p>
      <text:p text:style-name="P5">{</text:p>
      <text:p text:style-name="P5"/>
      <text:p text:style-name="P5">times tm;</text:p>
      <text:p text:style-name="P5"/>
      <text:p text:style-name="P5">cout &lt;&lt; "Please Enter Hours in (HH): ";</text:p>
      <text:p text:style-name="P5">cin &gt;&gt; tm.hours;</text:p>
      <text:p text:style-name="P5"/>
      <text:p text:style-name="P5">cout &lt;&lt; "Please Enter Minutes in (MM): ";</text:p>
      <text:p text:style-name="P5">cin &gt;&gt; tm.minutes;</text:p>
      <text:p text:style-name="P5"/>
      <text:p text:style-name="P5">cout &lt;&lt; "Please Enter Seconds in (SS): ";</text:p>
      <text:p text:style-name="P5">cin &gt;&gt; tm.seconds;</text:p>
      <text:p text:style-name="P5"/>
      <text:p text:style-name="P5">long totalseconds = tm.hours*3600 + tm.minutes*60 + tm.seconds;</text:p>
      <text:p text:style-name="P5"/>
      <text:p text:style-name="P5">cout &lt;&lt; "The Entered Time in seconds is: " &lt;&lt; totalseconds &lt;&lt; endl;</text:p>
      <text:p text:style-name="P5"/>
      <text:p text:style-name="P5">return 0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Task Number 7</text:p>
      <text:p text:style-name="P6"/>
      <text:p text:style-name="P6">#include &lt;iostream&gt;</text:p>
      <text:p text:style-name="P6">using namespace std;</text:p>
      <text:p text:style-name="P6"/>
      <text:p text:style-name="P6">int main()</text:p>
      <text:p text:style-name="P6">{</text:p>
      <text:p text:style-name="P6">int year;</text:p>
      <text:p text:style-name="P6"/>
      <text:p text:style-name="P6">cout &lt;&lt; "Please Enter a Year to check if it's a Leap Year: ";</text:p>
      <text:p text:style-name="P6">cin &gt;&gt; year;</text:p>
      <text:p text:style-name="P6"/>
      <text:p text:style-name="P6">if ( year % 400 == 0)</text:p>
      <text:p text:style-name="P6">{</text:p>
      <text:p text:style-name="P6">cout &lt;&lt; year &lt;&lt;" is a leap year. February has 29 days in " &lt;&lt; year &lt;&lt; endl;</text:p>
      <text:p text:style-name="P6">}</text:p>
      <text:p text:style-name="P6"/>
      <text:p text:style-name="P6">if ( year % 100 != 0 and year % 4 == 0)</text:p>
      <text:p text:style-name="P6">{</text:p>
      <text:p text:style-name="P6">cout &lt;&lt; year &lt;&lt;" is a leap year. February has 29 days in " &lt;&lt; year &lt;&lt; endl;</text:p>
      <text:p text:style-name="P6">}</text:p>
      <text:p text:style-name="P6"/>
      <text:p text:style-name="P6">else</text:p>
      <text:p text:style-name="P6">{</text:p>
      <text:p text:style-name="P6">cout &lt;&lt; year &lt;&lt;" is not a leap year. February has 28 days in " &lt;&lt; year &lt;&lt; endl;</text:p>
      <text:p text:style-name="P6">}</text:p>
      <text:p text:style-name="P6"/>
      <text:p text:style-name="P6">return 0;</text:p>
      <text:p text:style-name="P6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Task Number 8</text:p>
      <text:p text:style-name="P6"/>
      <text:p text:style-name="P6">#include &lt;iostream&gt;</text:p>
      <text:p text:style-name="P6">using namespace std;</text:p>
      <text:p text:style-name="P6"/>
      <text:p text:style-name="P6">struct timediff</text:p>
      <text:p text:style-name="P6">{</text:p>
      <text:p text:style-name="P6">int hours;</text:p>
      <text:p text:style-name="P6">int minutes;</text:p>
      <text:p text:style-name="P6">int seconds;</text:p>
      <text:p text:style-name="P6">}; </text:p>
      <text:p text:style-name="P6">int main()</text:p>
      <text:p text:style-name="P6">{</text:p>
      <text:p text:style-name="P6">timediff time1;</text:p>
      <text:p text:style-name="P6">timediff time2;</text:p>
      <text:p text:style-name="P6">cout &lt;&lt; "Start Time" &lt;&lt; endl;</text:p>
      <text:p text:style-name="P6">cout &lt;&lt; "----------" &lt;&lt; endl;</text:p>
      <text:p text:style-name="P6"/>
      <text:p text:style-name="P6">cout &lt;&lt; "Enter Hours in (HH): ";</text:p>
      <text:p text:style-name="P6">cin &gt;&gt; time1.hours;</text:p>
      <text:p text:style-name="P6"/>
      <text:p text:style-name="P6">cout &lt;&lt; "Enter Minutes in (MM): ";</text:p>
      <text:p text:style-name="P6">cin &gt;&gt; time1.minutes;</text:p>
      <text:p text:style-name="P6"/>
      <text:p text:style-name="P6">cout &lt;&lt; "Enter Seconds in (SS): ";</text:p>
      <text:p text:style-name="P6">cin &gt;&gt; time1.seconds;</text:p>
      <text:p text:style-name="P6"/>
      <text:p text:style-name="P6">cout &lt;&lt; "Stop Time" &lt;&lt; endl;</text:p>
      <text:p text:style-name="P6">cout &lt;&lt; "---------" &lt;&lt; endl;</text:p>
      <text:p text:style-name="P6"/>
      <text:p text:style-name="P6">cout &lt;&lt; "Enter Hours in (HH): ";</text:p>
      <text:p text:style-name="P6">cin &gt;&gt; time2.hours;</text:p>
      <text:p text:style-name="P6"/>
      <text:p text:style-name="P6">cout &lt;&lt; "Enter Minutes in (MM): ";</text:p>
      <text:p text:style-name="P6">cin &gt;&gt; time2.minutes;</text:p>
      <text:p text:style-name="P6"/>
      <text:p text:style-name="P6">cout &lt;&lt; "Enter Seconds in (SS): ";</text:p>
      <text:p text:style-name="P6">cin &gt;&gt; time2.seconds;</text:p>
      <text:p text:style-name="P6"/>
      <text:p text:style-name="P6">int hr = time1.hours - time2.hours;</text:p>
      <text:p text:style-name="P6">int min = time1.minutes - time2.minutes;</text:p>
      <text:p text:style-name="P6">int sec = time1.seconds - time2.seconds;</text:p>
      <text:p text:style-name="P6"/>
      <text:p text:style-name="P6">cout &lt;&lt; "Time Difference: " &lt;&lt; time1.hours &lt;&lt; ":" &lt;&lt; time1.minutes &lt;&lt; ":" &lt;&lt; time1.seconds &lt;&lt; " - " &lt;&lt; time2.hours &lt;&lt; ":" &lt;&lt; time2.minutes &lt;&lt; ":" &lt;&lt; time2.seconds &lt;&lt; " = " &lt;&lt; hr &lt;&lt; ":" &lt;&lt; min &lt;&lt; ":" &lt;&lt; sec &lt;&lt; endl;</text:p>
      <text:p text:style-name="P6"/>
      <text:p text:style-name="P6">cout &lt;&lt; "In case the timestamp is negative for all, this indicates a time difference of over 24 hours plus the calculated time as above." &lt;&lt; endl;</text:p>
      <text:p text:style-name="P6"/>
      <text:p text:style-name="P6">return 0;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17:06:07.868204146</meta:creation-date>
    <dc:date>2019-04-07T17:32:05.641171986</dc:date>
    <meta:editing-duration>PT11M5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9" meta:paragraph-count="213" meta:word-count="984" meta:character-count="5376" meta:non-whitespace-character-count="4575"/>
  </office:meta>
</office:document-meta>
</file>